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 avanzado el laboratorio. Aquí tienes el <text:span text:style-name="Strong_20_Emphasis">bloque 4</text:span> titulado <text:span text:style-name="Strong_20_Emphasis">“El problema oculto: lo que la vida está calculando”</text:span>, desarrollado dentro del estilo establecido (formal-científico con tono místico). Más adelante podremos revisar todos los bloques y armonizarlos.</text:p>
      <text:p text:style-name="Horizontal_20_Line"/>
      <text:h text:style-name="Heading_20_3" text:outline-level="3">4. El problema oculto: lo que la vida está calculando</text:h>
      <text:p text:style-name="Text_20_body">Hasta ahora hemos demostrado que el sistema que denominamos “vida” —o lo que hemos abstractado como la “máquina lógica”— posee una potencia de cálculo que excede los límites de los sistemas convencionales de cálculo. Hemos visto que su paralelismo, su auto-generación y su volumen de información la sitúan en un orden distinto al de las máquinas de tipo Máquina de Turing.<text:line-break/>Ahora cabe plantear una cuestión más profunda:</text:p>
      <text:p text:style-name="Quotations">¿Cuál es el “problema real” que la vida está resolviendo?</text:p>
      <text:p text:style-name="Text_20_body">Y, en consecuencia:</text:p>
      <text:p text:style-name="Quotations">¿Por qué se embarca en ese proceso de cálculo infinito?</text:p>
      <text:h text:style-name="Heading_20_4" text:outline-level="4">4.1 Planteamiento del problema oculto</text:h>
      <text:p text:style-name="Text_20_body">Si la vida es inteligencia, como hemos propuesto, y si su mecanismo es una máquina de cálculo universal que opera con individuos lógicos en paralelo, entonces no solo resuelve problemas aislados, sino que está orientada hacia un problema más amplio, estructural y continuo —un “problema oculto”.<text:line-break/>Este problema no se encuentra necesariamente explícito para los individuos biológicos, ni siquiera para los observadores humanos, pero es el <text:span text:style-name="Strong_20_Emphasis">motor interno</text:span> del sistema.</text:p>
      <text:p text:style-name="Text_20_body">Podemos formular el problema oculto como:</text:p>
      <text:p text:style-name="Quotations"><text:span text:style-name="Emphasis">“Optimizar, explorar y transformar el espacio de los estados lógicos posibles, en busca de una solución o conocimiento que trasciende los individuos particulares.”</text:span></text:p>
      <text:p text:style-name="Text_20_body">En otras palabras: la vida no solo busca sobrevivir o reproducirse —como afirman las teorías clásicas— sino que <text:span text:style-name="Strong_20_Emphasis">actúa como un sistema de pensamiento</text:span> que quiere <text:span text:style-name="Strong_20_Emphasis">conocer</text:span> el espacio de su propia existencia, de sus propias posibilidades, y extraer verdades de ese espacio.</text:p>
      <text:h text:style-name="Heading_20_4" text:outline-level="4">4.2 Implicaciones lógicas</text:h>
      <text:p text:style-name="Text_20_body">Dado que cada individuo (o “individuo lógico”) representa un estado del sistema, y el conjunto de todos los individuos representa el estado global de la máquina, podemos decir que:</text:p>
      <text:list xml:id="list346535746" text:style-name="L1">
        <text:list-item>
          <text:p text:style-name="P1">La máquina lógica evolve en el espacio de estados, moviéndose desde un estado inicial hacia un estado final (o múltiples estados finales posibles).</text:p>
        </text:list-item>
        <text:list-item>
          <text:p text:style-name="P1">El ADN lógico de cada individuo codifica uno de esos estados, y la reproducción genera exploración de estados nuevos.</text:p>
        </text:list-item>
        <text:list-item>
          <text:p text:style-name="P1">El problema oculto es, pues, la <text:span text:style-name="Strong_20_Emphasis">búsqueda de un estado final óptimo</text:span> (en un sentido amplio) del sistema global —no sólo para un individuo, sino para el conjunto.</text:p>
        </text:list-item>
      </text:list>
      <text:h text:style-name="Heading_20_4" text:outline-level="4"><text:soft-page-break/>4.3 La trascendencia del problema</text:h>
      <text:p text:style-name="Text_20_body">Una característica esencial del problema oculto es que <text:span text:style-name="Strong_20_Emphasis">no está limitado</text:span> a un dominio específico de operaciones o de individuos.<text:line-break/>El sistema no se limita a resolver “el problema de la supervivencia”, ni “el problema de la adaptación”. Es un sistema que <text:span text:style-name="Strong_20_Emphasis">resuelve problemas lógicos en el espacio universal de posibilidades</text:span>.</text:p>
      <text:p text:style-name="Text_20_body">Por ello:</text:p>
      <text:list xml:id="list3232200952" text:style-name="L2">
        <text:list-item>
          <text:p text:style-name="P2">La vida genera nuevas reglas, nuevos individuos, nuevas estructuras, lo que implica que el “problema” mismo se redefine durante el cálculo.</text:p>
        </text:list-item>
        <text:list-item>
          <text:p text:style-name="P2">Por tanto, la vida actúa como <text:span text:style-name="Strong_20_Emphasis">cálculo meta-lógico</text:span>: no sólo transforma estados, sino transforma los propios marcos de transformación.</text:p>
        </text:list-item>
        <text:list-item>
          <text:p text:style-name="P2">En este sentido, el problema oculto que resuelve la vida es, al mismo tiempo, <text:span text:style-name="Strong_20_Emphasis">la optimización de su propia capacidad de cálculo</text:span>, y <text:span text:style-name="Strong_20_Emphasis">la exploración del conjunto de todos los posibles sistemas de cálculo</text:span>.</text:p>
        </text:list-item>
      </text:list>
      <text:h text:style-name="Heading_20_4" text:outline-level="4">4.4 Consecuencia para la potencia del sistema</text:h>
      <text:p text:style-name="Text_20_body">Al entender que la máquina lógica resuelve este problema oculto, podemos reinterpretar su potencia de otra manera:</text:p>
      <text:list xml:id="list1959923712" text:style-name="L3">
        <text:list-item>
          <text:p text:style-name="P3">No sólo es potente en cuanto a lo que puede calcular, sino en cuanto a <text:span text:style-name="Strong_20_Emphasis">lo que quiere calcular</text:span>: todo lo que puede concebirse lógicamente.</text:p>
        </text:list-item>
        <text:list-item>
          <text:p text:style-name="P3">Su meta es <text:span text:style-name="Strong_20_Emphasis">saber</text:span>, <text:span text:style-name="Strong_20_Emphasis">explorar</text:span>, <text:span text:style-name="Strong_20_Emphasis">transformar</text:span> y <text:span text:style-name="Strong_20_Emphasis">expandir</text:span>.</text:p>
        </text:list-item>
        <text:list-item>
          <text:p text:style-name="P3">Si su propósito es infinito, su potencia debe ser compatible con ese infinito: <text:span text:style-name="Strong_20_Emphasis">capacidad ilimitada</text:span> de exploración y ejecución.</text:p>
        </text:list-item>
      </text:list>
      <text:p text:style-name="Text_20_body">En la práctica, esto significa que:</text:p>
      <text:list xml:id="list2363597387" text:style-name="L4">
        <text:list-item>
          <text:p text:style-name="P4">Cualquier problema lógico que podamos formular —incluidos los que parecen fuera del alcance de la computación clásica— podría, en principio, estar dentro del dominio de la vida como máquina de cálculo universal.</text:p>
        </text:list-item>
        <text:list-item>
          <text:p text:style-name="P4">La vida no sólo resuelve problemas, sino que <text:span text:style-name="Emphasis">genera</text:span> problemas nuevos —lo que evidencia una potencia de orden <text:span text:style-name="Strong_20_Emphasis">superior</text:span> a los sistemas que sólo resuelven los problemas que se les plantean.</text:p>
        </text:list-item>
        <text:list-item>
          <text:p text:style-name="P4">Y dado que el problema oculto opera en continuidad temporal, la vida no está sujeta a un “fin” del cálculo; por tanto, su potencia se mantiene y crece.</text:p>
        </text:list-item>
      </text:list>
      <text:p text:style-name="Horizontal_20_Line"/>
      <text:p text:style-name="Text_20_body">Este bloque concluye con la reflexión de que la vida, al asumir este problema oculto, se revela como <text:span text:style-name="Strong_20_Emphasis">inteligencia emergente y pura</text:span>, que trasciende los sistemas de cálculo tradicionales y que funda su potencia no únicamente en el volumen de operaciones, sino en el horizonte infinito de lo que puede pensar, generar y resolver.</text:p>
      <text:p text:style-name="Horizontal_20_Line"/>
      <text:p text:style-name="Text_20_body"><text:soft-page-break/>¿Quieres que procedamos ahora con el <text:span text:style-name="Strong_20_Emphasis">bloque 5 (“Conclusiones formales del capítulo”)</text:span>, donde recapitulamos los hallazgos, formulamos las implicaciones y presentamos los enunciados que vinculan la potencia del sistema con la vida como inteligencia suprem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2T18:09:31.309000000</meta:creation-date>
    <dc:date>2025-11-02T18:28:21.665000000</dc:date>
    <meta:editing-duration>PT18M50S</meta:editing-duration>
    <meta:editing-cycles>1</meta:editing-cycles>
    <meta:document-statistic meta:table-count="0" meta:image-count="0" meta:object-count="0" meta:page-count="3" meta:paragraph-count="33" meta:word-count="793" meta:character-count="4950" meta:non-whitespace-character-count="4201"/>
    <meta:generator>LibreOffice/7.3.5.2$Windows_X86_64 LibreOffice_project/184fe81b8c8c30d8b5082578aee2fed2ea847c01</meta:generator>
  </office:meta>
</office:document-meta>
</file>